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width="0.0201in" svg:stroke-color="#314004" draw:marker-start-width="0.1087in" draw:marker-end-width="0.1087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gr2" style:family="graphic">
      <style:graphic-properties draw:stroke="solid" svg:stroke-width="0.0201in" svg:stroke-color="#314004" draw:marker-start-width="0.1087in" draw:marker-end-width="0.1087in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1067in" svg:height="3.5449in" svg:x="2.7839in" svg:y="0.126in">
            <draw:object draw:notify-on-update-of-ranges="Sheet1.B1:Sheet1.B1 Sheet1.B2:Sheet1.B51 Sheet1.C1:Sheet1.C1 Sheet1.C2:Sheet1.C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6953in" svg:height="3.5453in" svg:x="2.7728in" svg:y="4.2563in">
            <draw:object draw:notify-on-update-of-ranges="Sheet1.B52:Sheet1.B101 Sheet1.C52:Sheet1.C1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10.5614in" svg:height="3.5449in" svg:x="2.7949in" svg:y="8.565in">
            <draw:object draw:notify-on-update-of-ranges="Sheet1.B102:Sheet1.B151 Sheet1.C102:Sheet1.C15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9.6843in" svg:height="3.5453in" svg:x="2.7843in" svg:y="13.1031in">
            <draw:object draw:notify-on-update-of-ranges="Sheet1.B152:Sheet1.B201 Sheet1.C152:Sheet1.C20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1" svg:width="9.6516in" svg:height="3.5453in" svg:x="2.7949in" svg:y="17.6622in">
            <draw:object draw:notify-on-update-of-ranges="Sheet1.B202:Sheet1.B251 Sheet1.C202:Sheet1.C25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1" svg:width="9.6953in" svg:height="3.5453in" svg:x="2.8488in" svg:y="21.8142in">
            <draw:object draw:notify-on-update-of-ranges="Sheet1.B252:Sheet1.B301 Sheet1.C252:Sheet1.C30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1" svg:width="9.6193in" svg:height="3.5449in" svg:x="2.8165in" svg:y="26.1441in">
            <draw:object draw:notify-on-update-of-ranges="Sheet1.B302:Sheet1.B351 Sheet1.C302:Sheet1.C35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ervice Ti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566320419311523" calcext:value-type="float">
            <text:p>0.0566320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69639205932617" calcext:value-type="float">
            <text:p>0.0569639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78770637512207" calcext:value-type="float">
            <text:p>0.05787706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592551231384277" calcext:value-type="float">
            <text:p>0.0592551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50010204315186" calcext:value-type="float">
            <text:p>0.0550010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545001029968262" calcext:value-type="float">
            <text:p>0.0545001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547399520874023" calcext:value-type="float">
            <text:p>0.05473995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777730941772461" calcext:value-type="float">
            <text:p>0.07777309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851778984069824" calcext:value-type="float">
            <text:p>0.0851778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630440711975098" calcext:value-type="float">
            <text:p>0.06304407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535750389099121" calcext:value-type="float">
            <text:p>0.0535750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592429637908936" calcext:value-type="float">
            <text:p>0.05924296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562191009521484" calcext:value-type="float">
            <text:p>0.0562191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640180110931397" calcext:value-type="float">
            <text:p>0.0640180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605530738830567" calcext:value-type="float">
            <text:p>0.06055307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611870288848877" calcext:value-type="float">
            <text:p>0.0611870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593631267547607" calcext:value-type="float">
            <text:p>0.05936312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641820430755615" calcext:value-type="float">
            <text:p>0.06418204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11937403678894" calcext:value-type="float">
            <text:p>0.1193740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98981380462647" calcext:value-type="float">
            <text:p>0.0598981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716269016265869" calcext:value-type="float">
            <text:p>0.0716269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143211841583252" calcext:value-type="float">
            <text:p>0.1432118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768420696258545" calcext:value-type="float">
            <text:p>0.07684206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203407049179077" calcext:value-type="float">
            <text:p>0.2034070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607681274414063" calcext:value-type="float">
            <text:p>0.06076812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594949722290039" calcext:value-type="float">
            <text:p>0.05949497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590579509735107" calcext:value-type="float">
            <text:p>0.0590579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636260509490967" calcext:value-type="float">
            <text:p>0.06362605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0630030632019043" calcext:value-type="float">
            <text:p>0.06300306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648059844970703" calcext:value-type="float">
            <text:p>0.0648059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108759880065918" calcext:value-type="float">
            <text:p>0.10875988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637001991271973" calcext:value-type="float">
            <text:p>0.06370019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0617649555206299" calcext:value-type="float">
            <text:p>0.0617649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879008769989014" calcext:value-type="float">
            <text:p>0.087900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573379993438721" calcext:value-type="float">
            <text:p>0.05733799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594208240509033" calcext:value-type="float">
            <text:p>0.05942082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0584728717803955" calcext:value-type="float">
            <text:p>0.05847287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567450523376465" calcext:value-type="float">
            <text:p>0.05674505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551481246948242" calcext:value-type="float">
            <text:p>0.05514812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629420280456543" calcext:value-type="float">
            <text:p>0.0629420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0671451091766357" calcext:value-type="float">
            <text:p>0.06714510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687909126281738" calcext:value-type="float">
            <text:p>0.0687909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702509880065918" calcext:value-type="float">
            <text:p>0.0702509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103211164474487" calcext:value-type="float">
            <text:p>0.10321116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0737781524658203" calcext:value-type="float">
            <text:p>0.07377815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071465015411377" calcext:value-type="float">
            <text:p>0.0714650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0640478134155273" calcext:value-type="float">
            <text:p>0.06404781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0881528854370117" calcext:value-type="float">
            <text:p>0.08815288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597000122070313" calcext:value-type="float">
            <text:p>0.0597000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666279792785645" calcext:value-type="float">
            <text:p>0.06662797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51259136199951" calcext:value-type="float">
            <text:p>0.095125913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0952291488647461" calcext:value-type="float">
            <text:p>0.09522914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4289999008179" calcext:value-type="float">
            <text:p>0.11428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551788806915283" calcext:value-type="float">
            <text:p>0.05517888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565440654754639" calcext:value-type="float">
            <text:p>0.05654406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699830055236816" calcext:value-type="float">
            <text:p>0.0699830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837011337280273" calcext:value-type="float">
            <text:p>0.08370113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107023000717163" calcext:value-type="float">
            <text:p>0.1070230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626230239868164" calcext:value-type="float">
            <text:p>0.062623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58866024017334" calcext:value-type="float">
            <text:p>0.058866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773208141326904" calcext:value-type="float">
            <text:p>0.0773208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064831018447876" calcext:value-type="float">
            <text:p>0.0648310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108494997024536" calcext:value-type="float">
            <text:p>0.108494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102995872497559" calcext:value-type="float">
            <text:p>0.10299587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743918418884277" calcext:value-type="float">
            <text:p>0.0743918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65446138381958" calcext:value-type="float">
            <text:p>0.06544613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0716991424560547" calcext:value-type="float">
            <text:p>0.0716991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0545909404754639" calcext:value-type="float">
            <text:p>0.05459094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0603110790252686" calcext:value-type="float">
            <text:p>0.0603110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0622239112854004" calcext:value-type="float">
            <text:p>0.06222391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0616428852081299" calcext:value-type="float">
            <text:p>0.06164288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0676701068878174" calcext:value-type="float">
            <text:p>0.06767010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0657370090484619" calcext:value-type="float">
            <text:p>0.065737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639450550079346" calcext:value-type="float">
            <text:p>0.063945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0941379070281982" calcext:value-type="float">
            <text:p>0.094137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15172004699707" calcext:value-type="float">
            <text:p>0.151720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188271045684814" calcext:value-type="float">
            <text:p>0.18827104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0579168796539307" calcext:value-type="float">
            <text:p>0.05791687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0597319602966309" calcext:value-type="float">
            <text:p>0.05973196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0619101524353027" calcext:value-type="float">
            <text:p>0.06191015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106076002120972" calcext:value-type="float">
            <text:p>0.10607600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122093915939331" calcext:value-type="float">
            <text:p>0.1220939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0598149299621582" calcext:value-type="float">
            <text:p>0.059814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0602741241455078" calcext:value-type="float">
            <text:p>0.06027412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135729074478149" calcext:value-type="float">
            <text:p>0.1357290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.126163005828857" calcext:value-type="float">
            <text:p>0.12616300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0593998432159424" calcext:value-type="float">
            <text:p>0.05939984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659251213073731" calcext:value-type="float">
            <text:p>0.06592512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103490829467773" calcext:value-type="float">
            <text:p>0.10349082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158318042755127" calcext:value-type="float">
            <text:p>0.15831804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.193693161010742" calcext:value-type="float">
            <text:p>0.1936931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149049043655396" calcext:value-type="float">
            <text:p>0.14904904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.0644631385803223" calcext:value-type="float">
            <text:p>0.0644631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0.0588140487670898" calcext:value-type="float">
            <text:p>0.05881404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.0620300769805908" calcext:value-type="float">
            <text:p>0.0620300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0.110713005065918" calcext:value-type="float">
            <text:p>0.11071300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0.144112825393677" calcext:value-type="float">
            <text:p>0.1441128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.0544669628143311" calcext:value-type="float">
            <text:p>0.05446696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0.0570619106292725" calcext:value-type="float">
            <text:p>0.0570619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09422922134399" calcext:value-type="float">
            <text:p>0.10942292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99641799926758" calcext:value-type="float">
            <text:p>0.059964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93669319152832" calcext:value-type="float">
            <text:p>0.0693669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611388683319092" calcext:value-type="float">
            <text:p>0.061138868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0965499877929688" calcext:value-type="float">
            <text:p>0.09654998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142545938491821" calcext:value-type="float">
            <text:p>0.14254593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587818622589111" calcext:value-type="float">
            <text:p>0.05878186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596880912780762" calcext:value-type="float">
            <text:p>0.0596880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595710277557373" calcext:value-type="float">
            <text:p>0.0595710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109156847000122" calcext:value-type="float">
            <text:p>0.1091568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02106952667236" calcext:value-type="float">
            <text:p>0.20210695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931320190429688" calcext:value-type="float">
            <text:p>0.0931320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198864936828613" calcext:value-type="float">
            <text:p>0.19886493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90353012084961" calcext:value-type="float">
            <text:p>0.09035301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684859752655029" calcext:value-type="float">
            <text:p>0.06848597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160346031188965" calcext:value-type="float">
            <text:p>0.16034603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12467098236084" calcext:value-type="float">
            <text:p>0.12467098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608072280883789" calcext:value-type="float">
            <text:p>0.06080722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620040893554688" calcext:value-type="float">
            <text:p>0.06200408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642528533935547" calcext:value-type="float">
            <text:p>0.06425285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114885091781616" calcext:value-type="float">
            <text:p>0.11488509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0920939445495606" calcext:value-type="float">
            <text:p>0.09209394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.129054069519043" calcext:value-type="float">
            <text:p>0.12905406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103893041610718" calcext:value-type="float">
            <text:p>0.10389304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106829166412354" calcext:value-type="float">
            <text:p>0.10682916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159873962402344" calcext:value-type="float">
            <text:p>0.15987396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181244134902954" calcext:value-type="float">
            <text:p>0.18124413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0593531131744385" calcext:value-type="float">
            <text:p>0.05935311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173828125" calcext:value-type="float">
            <text:p>0.173828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104560852050781" calcext:value-type="float">
            <text:p>0.10456085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0786678791046143" calcext:value-type="float">
            <text:p>0.07866787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0780990123748779" calcext:value-type="float">
            <text:p>0.07809901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48159980773926" calcext:value-type="float">
            <text:p>0.06481599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.0798568725585938" calcext:value-type="float">
            <text:p>0.07985687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.188247919082642" calcext:value-type="float">
            <text:p>0.18824791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0.282100200653076" calcext:value-type="float">
            <text:p>0.2821002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.0655739307403565" calcext:value-type="float">
            <text:p>0.06557393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0603640079498291" calcext:value-type="float">
            <text:p>0.06036400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635449886322022" calcext:value-type="float">
            <text:p>0.06354498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.122393131256104" calcext:value-type="float">
            <text:p>0.12239313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228829860687256" calcext:value-type="float">
            <text:p>0.22882986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.0603451728820801" calcext:value-type="float">
            <text:p>0.06034517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.0650160312652588" calcext:value-type="float">
            <text:p>0.06501603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0.0629198551177979" calcext:value-type="float">
            <text:p>0.06291985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0921928882598877" calcext:value-type="float">
            <text:p>0.09219288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.185876131057739" calcext:value-type="float">
            <text:p>0.18587613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.080352783203125" calcext:value-type="float">
            <text:p>0.08035278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.0624749660491943" calcext:value-type="float">
            <text:p>0.0624749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.0697908401489258" calcext:value-type="float">
            <text:p>0.06979084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0.0721259117126465" calcext:value-type="float">
            <text:p>0.07212591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08911991119385" calcext:value-type="float">
            <text:p>0.10891199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11474990844727" calcext:value-type="float">
            <text:p>0.11147499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988650321960449" calcext:value-type="float">
            <text:p>0.09886503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19150185585022" calcext:value-type="float">
            <text:p>0.19150185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265151023864746" calcext:value-type="float">
            <text:p>0.26515102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202609062194824" calcext:value-type="float">
            <text:p>0.20260906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605430603027344" calcext:value-type="float">
            <text:p>0.06054306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124253034591675" calcext:value-type="float">
            <text:p>0.124253034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.149613857269287" calcext:value-type="float">
            <text:p>0.14961385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193576097488403" calcext:value-type="float">
            <text:p>0.19357609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71198987960815" calcext:value-type="float">
            <text:p>0.2711989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239000082015991" calcext:value-type="float">
            <text:p>0.2390000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290225028991699" calcext:value-type="float">
            <text:p>0.2902250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296466112136841" calcext:value-type="float">
            <text:p>0.2964661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202193975448608" calcext:value-type="float">
            <text:p>0.20219397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562939643859863" calcext:value-type="float">
            <text:p>0.05629396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0940699577331543" calcext:value-type="float">
            <text:p>0.09406995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179749011993408" calcext:value-type="float">
            <text:p>0.179749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235655069351196" calcext:value-type="float">
            <text:p>0.23565506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195115089416504" calcext:value-type="float">
            <text:p>0.19511508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226436853408813" calcext:value-type="float">
            <text:p>0.22643685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.261162042617798" calcext:value-type="float">
            <text:p>0.26116204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339103937149048" calcext:value-type="float">
            <text:p>0.33910393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312786102294922" calcext:value-type="float">
            <text:p>0.31278610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292054891586304" calcext:value-type="float">
            <text:p>0.29205489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201913118362427" calcext:value-type="float">
            <text:p>0.20191311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.287939071655273" calcext:value-type="float">
            <text:p>0.28793907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.0687949657440186" calcext:value-type="float">
            <text:p>0.06879496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158821821212769" calcext:value-type="float">
            <text:p>0.15882182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235914945602417" calcext:value-type="float">
            <text:p>0.23591494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351401090621948" calcext:value-type="float">
            <text:p>0.35140109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.0777890682220459" calcext:value-type="float">
            <text:p>0.07778906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985112190246582" calcext:value-type="float">
            <text:p>0.0985112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0.0628759860992432" calcext:value-type="float">
            <text:p>0.06287598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0.13418984413147" calcext:value-type="float">
            <text:p>0.13418984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0.124361991882324" calcext:value-type="float">
            <text:p>0.12436199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0.170908927917481" calcext:value-type="float">
            <text:p>0.17090892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0.20417594909668" calcext:value-type="float">
            <text:p>0.20417594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0.220709085464478" calcext:value-type="float">
            <text:p>0.22070908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0.0626480579376221" calcext:value-type="float">
            <text:p>0.06264805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129855155944824" calcext:value-type="float">
            <text:p>0.12985515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0.177050113677979" calcext:value-type="float">
            <text:p>0.17705011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0.206472873687744" calcext:value-type="float">
            <text:p>0.20647287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.0659530162811279" calcext:value-type="float">
            <text:p>0.06595301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.0848369598388672" calcext:value-type="float">
            <text:p>0.08483695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.167922973632813" calcext:value-type="float">
            <text:p>0.1679229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0.222627878189087" calcext:value-type="float">
            <text:p>0.22262787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0.109462976455688" calcext:value-type="float">
            <text:p>0.10946297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.106585025787354" calcext:value-type="float">
            <text:p>0.10658502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0.0565760135650635" calcext:value-type="float">
            <text:p>0.0565760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11808705329895" calcext:value-type="float">
            <text:p>0.11808705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0338020324707" calcext:value-type="float">
            <text:p>0.06033802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129908084869385" calcext:value-type="float">
            <text:p>0.12990808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156706094741821" calcext:value-type="float">
            <text:p>0.15670609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168540000915527" calcext:value-type="float">
            <text:p>0.16854000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218147039413452" calcext:value-type="float">
            <text:p>0.21814703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269910097122192" calcext:value-type="float">
            <text:p>0.26991009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96889066696167" calcext:value-type="float">
            <text:p>0.2968890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175164937973022" calcext:value-type="float">
            <text:p>0.1751649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21566891670227" calcext:value-type="float">
            <text:p>0.21566891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359474182128906" calcext:value-type="float">
            <text:p>0.35947418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340972185134888" calcext:value-type="float">
            <text:p>0.34097218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457032918930054" calcext:value-type="float">
            <text:p>0.45703291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.536736011505127" calcext:value-type="float">
            <text:p>0.53673601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556591033935547" calcext:value-type="float">
            <text:p>0.55659103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62384819984436" calcext:value-type="float">
            <text:p>0.6238481998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0.593201875686646" calcext:value-type="float">
            <text:p>0.59320187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.695630788803101" calcext:value-type="float">
            <text:p>0.69563078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.777662038803101" calcext:value-type="float">
            <text:p>0.77766203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.806048154830933" calcext:value-type="float">
            <text:p>0.80604815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7608976364136" calcext:value-type="float">
            <text:p>0.66760897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.730694055557251" calcext:value-type="float">
            <text:p>0.7306940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.744831085205078" calcext:value-type="float">
            <text:p>0.74483108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.770040035247803" calcext:value-type="float">
            <text:p>0.77004003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.808140993118286" calcext:value-type="float">
            <text:p>0.80814099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.82722806930542" calcext:value-type="float">
            <text:p>0.82722806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0.905246019363403" calcext:value-type="float">
            <text:p>0.90524601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0.903101921081543" calcext:value-type="float">
            <text:p>0.90310192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.965917825698852" calcext:value-type="float">
            <text:p>0.96591782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.985598087310791" calcext:value-type="float">
            <text:p>0.98559808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.957513093948364" calcext:value-type="float">
            <text:p>0.95751309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.04016184806824" calcext:value-type="float">
            <text:p>1.04016184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.10424089431763" calcext:value-type="float">
            <text:p>1.10424089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.22466802597046" calcext:value-type="float">
            <text:p>1.2246680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.27432703971863" calcext:value-type="float">
            <text:p>1.27432703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.24140000343323" calcext:value-type="float">
            <text:p>1.24140000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.3291118144989" calcext:value-type="float">
            <text:p>1.32911181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.38840222358704" calcext:value-type="float">
            <text:p>1.38840222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.45248413085938" calcext:value-type="float">
            <text:p>1.45248413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.41339707374573" calcext:value-type="float">
            <text:p>1.41339707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.55850100517273" calcext:value-type="float">
            <text:p>1.55850100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.61815285682678" calcext:value-type="float">
            <text:p>1.61815285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.74414491653442" calcext:value-type="float">
            <text:p>1.74414491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.85671305656433" calcext:value-type="float">
            <text:p>1.85671305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.86970710754395" calcext:value-type="float">
            <text:p>1.86970710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.86746311187744" calcext:value-type="float">
            <text:p>1.86746311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.90936994552612" calcext:value-type="float">
            <text:p>1.90936994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2.02327513694763" calcext:value-type="float">
            <text:p>2.02327513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.15827202796936" calcext:value-type="float">
            <text:p>2.1582720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2.2260479927063" calcext:value-type="float">
            <text:p>2.22604799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.31775999069214" calcext:value-type="float">
            <text:p>2.31775999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781269073486328" calcext:value-type="float">
            <text:p>0.07812690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152897119522095" calcext:value-type="float">
            <text:p>0.15289711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206677913665771" calcext:value-type="float">
            <text:p>0.20667791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242183923721313" calcext:value-type="float">
            <text:p>0.24218392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391244173049927" calcext:value-type="float">
            <text:p>0.3912441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522275924682617" calcext:value-type="float">
            <text:p>0.52227592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637724876403809" calcext:value-type="float">
            <text:p>0.63772487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696357011795044" calcext:value-type="float">
            <text:p>0.69635701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773417949676514" calcext:value-type="float">
            <text:p>0.77341794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.796548843383789" calcext:value-type="float">
            <text:p>0.79654884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.760433197021484" calcext:value-type="float">
            <text:p>0.7604331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.865728855133056" calcext:value-type="float">
            <text:p>0.86572885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.00831890106201" calcext:value-type="float">
            <text:p>1.00831890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.149827003479" calcext:value-type="float">
            <text:p>1.14982700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.26899480819702" calcext:value-type="float">
            <text:p>1.26899480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.34578490257263" calcext:value-type="float">
            <text:p>1.34578490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.37559604644775" calcext:value-type="float">
            <text:p>1.37559604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.39857316017151" calcext:value-type="float">
            <text:p>1.39857316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.50325512886047" calcext:value-type="float">
            <text:p>1.50325512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.58208298683167" calcext:value-type="float">
            <text:p>1.58208298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.66896510124207" calcext:value-type="float">
            <text:p>1.66896510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.73159217834473" calcext:value-type="float">
            <text:p>1.73159217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.84378480911255" calcext:value-type="float">
            <text:p>1.84378480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.88375616073608" calcext:value-type="float">
            <text:p>1.88375616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.94809103012085" calcext:value-type="float">
            <text:p>1.94809103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.98583602905273" calcext:value-type="float">
            <text:p>1.98583602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.04098296165466" calcext:value-type="float">
            <text:p>2.04098296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.09888005256653" calcext:value-type="float">
            <text:p>2.09888005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.08177399635315" calcext:value-type="float">
            <text:p>2.08177399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.10819602012634" calcext:value-type="float">
            <text:p>2.10819602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.14818501472473" calcext:value-type="float">
            <text:p>2.1481850147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.23203301429749" calcext:value-type="float">
            <text:p>2.23203301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.32719707489014" calcext:value-type="float">
            <text:p>2.32719707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.43748307228088" calcext:value-type="float">
            <text:p>2.43748307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.54339098930359" calcext:value-type="float">
            <text:p>2.54339098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.62759900093079" calcext:value-type="float">
            <text:p>2.62759900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.77301001548767" calcext:value-type="float">
            <text:p>2.77301001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.89011287689209" calcext:value-type="float">
            <text:p>2.89011287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.92478919029236" calcext:value-type="float">
            <text:p>2.92478919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.93332004547119" calcext:value-type="float">
            <text:p>2.93332004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.95234894752502" calcext:value-type="float">
            <text:p>2.95234894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.03731298446655" calcext:value-type="float">
            <text:p>3.03731298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.08898520469666" calcext:value-type="float">
            <text:p>3.08898520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.17518615722656" calcext:value-type="float">
            <text:p>3.17518615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3.24464321136475" calcext:value-type="float">
            <text:p>3.24464321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.37612295150757" calcext:value-type="float">
            <text:p>3.37612295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.44777512550354" calcext:value-type="float">
            <text:p>3.44777512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.54718613624573" calcext:value-type="float">
            <text:p>3.54718613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.56551003456116" calcext:value-type="float">
            <text:p>3.56551003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.63375401496887" calcext:value-type="float">
            <text:p>3.6337540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940840244293213" calcext:value-type="float">
            <text:p>0.09408402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178292036056519" calcext:value-type="float">
            <text:p>0.17829203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269803047180176" calcext:value-type="float">
            <text:p>0.26980304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370259046554565" calcext:value-type="float">
            <text:p>0.37025904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47166919708252" calcext:value-type="float">
            <text:p>0.47166919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556778907775879" calcext:value-type="float">
            <text:p>0.55677890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677811145782471" calcext:value-type="float">
            <text:p>0.67781114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739971876144409" calcext:value-type="float">
            <text:p>0.73997187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0.770395040512085" calcext:value-type="float">
            <text:p>0.77039504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.816046953201294" calcext:value-type="float">
            <text:p>0.81604695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.890223026275635" calcext:value-type="float">
            <text:p>0.89022302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0.988317012786865" calcext:value-type="float">
            <text:p>0.98831701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.10445404052734" calcext:value-type="float">
            <text:p>1.10445404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.22792601585388" calcext:value-type="float">
            <text:p>1.22792601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.31311202049255" calcext:value-type="float">
            <text:p>1.31311202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37819504737854" calcext:value-type="float">
            <text:p>1.37819504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.45553803443909" calcext:value-type="float">
            <text:p>1.45553803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.50820088386536" calcext:value-type="float">
            <text:p>1.50820088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.58428287506104" calcext:value-type="float">
            <text:p>1.58428287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.65982604026794" calcext:value-type="float">
            <text:p>1.65982604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.76099610328674" calcext:value-type="float">
            <text:p>1.76099610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.83069682121277" calcext:value-type="float">
            <text:p>1.83069682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1.93577098846436" calcext:value-type="float">
            <text:p>1.93577098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2.05738091468811" calcext:value-type="float">
            <text:p>2.05738091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.19103908538818" calcext:value-type="float">
            <text:p>2.19103908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2.27569794654846" calcext:value-type="float">
            <text:p>2.27569794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2.35424113273621" calcext:value-type="float">
            <text:p>2.35424113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2.42526793479919" calcext:value-type="float">
            <text:p>2.42526793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2.47903180122375" calcext:value-type="float">
            <text:p>2.4790318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2.55074000358582" calcext:value-type="float">
            <text:p>2.55074000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2.63489294052124" calcext:value-type="float">
            <text:p>2.63489294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.71924805641174" calcext:value-type="float">
            <text:p>2.71924805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2.87489414215088" calcext:value-type="float">
            <text:p>2.87489414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2.93543696403503" calcext:value-type="float">
            <text:p>2.9354369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3.12834119796753" calcext:value-type="float">
            <text:p>3.1283411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3.20963907241821" calcext:value-type="float">
            <text:p>3.20963907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3.26191091537476" calcext:value-type="float">
            <text:p>3.26191091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3.33928108215332" calcext:value-type="float">
            <text:p>3.33928108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3.40392684936523" calcext:value-type="float">
            <text:p>3.40392684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3.49761009216309" calcext:value-type="float">
            <text:p>3.49761009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3.55651807785034" calcext:value-type="float">
            <text:p>3.55651807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3.67711782455444" calcext:value-type="float">
            <text:p>3.67711782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3.83016896247864" calcext:value-type="float">
            <text:p>3.83016896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3.91715407371521" calcext:value-type="float">
            <text:p>3.91715407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3.98775410652161" calcext:value-type="float">
            <text:p>3.98775410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4.06406378746033" calcext:value-type="float">
            <text:p>4.06406378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4.12520599365234" calcext:value-type="float">
            <text:p>4.12520599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.1853940486908" calcext:value-type="float">
            <text:p>4.18539404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4.27257800102234" calcext:value-type="float">
            <text:p>4.272578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.32599782943726" calcext:value-type="float">
            <text:p>4.32599782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8T18:06:24.943725594</dc:date>
    <meta:document-statistic meta:table-count="1" meta:cell-count="1053" meta:object-count="7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672cm" svg:height="9.005cm" xlink:href=".." xlink:type="simple" chart:class="chart:scatter" chart:style-name="ch1">
        <chart:title svg:x="10.795cm" svg:y="0.316cm" chart:style-name="ch2">
          <text:p>Plot at arrival rate 1</text:p>
        </chart:title>
        <chart:plot-area chart:style-name="ch3" table:cell-range-address="Sheet1.B1:Sheet1.C51" chart:data-source-has-labels="row" svg:x="1.524cm" svg:y="1.301cm" svg:width="23.635cm" svg:height="6.543cm">
          <chartooo:coordinate-region svg:x="2.436cm" svg:y="1.5cm" svg:width="22.537cm" svg:height="5.697cm"/>
          <chart:axis chart:dimension="x" chart:name="primary-x" chart:style-name="ch4">
            <chart:title svg:x="12.847cm" svg:y="8.024cm" chart:style-name="ch5">
              <text:p>Count</text:p>
            </chart:title>
          </chart:axis>
          <chart:axis chart:dimension="y" chart:name="primary-y" chart:style-name="ch4">
            <chart:title svg:x="0.451cm" svg:y="5.542cm" chart:style-name="ch6">
              <text:p>Service Time</text:p>
            </chart:title>
            <chart:grid chart:style-name="ch7" chart:class="major"/>
          </chart:axis>
          <chart:series chart:style-name="ch8" chart:values-cell-range-address="Sheet1.C2:Sheet1.C51" chart:label-cell-address="Sheet1.C1:Sheet1.C1" chart:class="chart:scatter">
            <chart:domain table:cell-range-address="Sheet1.B2:Sheet1.B5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vice 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51</svg:desc>
                </draw:g>
              </table:table-cell>
              <table:table-cell office:value-type="float" office:value="0.0566320419311523">
                <text:p>0.0566320419311523</text:p>
                <draw:g>
                  <svg:desc>Sheet1.C2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569639205932617">
                <text:p>0.0569639205932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578770637512207">
                <text:p>0.0578770637512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592551231384277">
                <text:p>0.05925512313842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550010204315186">
                <text:p>0.05500102043151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45001029968262">
                <text:p>0.0545001029968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547399520874023">
                <text:p>0.0547399520874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777730941772461">
                <text:p>0.07777309417724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851778984069824">
                <text:p>0.08517789840698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630440711975098">
                <text:p>0.0630440711975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535750389099121">
                <text:p>0.0535750389099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592429637908936">
                <text:p>0.0592429637908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562191009521484">
                <text:p>0.0562191009521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640180110931397">
                <text:p>0.0640180110931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605530738830567">
                <text:p>0.06055307388305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611870288848877">
                <text:p>0.06118702888488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593631267547607">
                <text:p>0.05936312675476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641820430755615">
                <text:p>0.06418204307556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1937403678894">
                <text:p>0.11937403678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598981380462647">
                <text:p>0.05989813804626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716269016265869">
                <text:p>0.07162690162658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43211841583252">
                <text:p>0.143211841583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768420696258545">
                <text:p>0.07684206962585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03407049179077">
                <text:p>0.2034070491790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607681274414063">
                <text:p>0.06076812744140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594949722290039">
                <text:p>0.05949497222900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590579509735107">
                <text:p>0.0590579509735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636260509490967">
                <text:p>0.06362605094909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630030632019043">
                <text:p>0.06300306320190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648059844970703">
                <text:p>0.06480598449707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08759880065918">
                <text:p>0.1087598800659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637001991271973">
                <text:p>0.06370019912719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617649555206299">
                <text:p>0.06176495552062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879008769989014">
                <text:p>0.08790087699890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573379993438721">
                <text:p>0.0573379993438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594208240509033">
                <text:p>0.05942082405090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584728717803955">
                <text:p>0.05847287178039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567450523376465">
                <text:p>0.05674505233764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551481246948242">
                <text:p>0.05514812469482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629420280456543">
                <text:p>0.06294202804565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671451091766357">
                <text:p>0.06714510917663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687909126281738">
                <text:p>0.06879091262817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702509880065918">
                <text:p>0.07025098800659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103211164474487">
                <text:p>0.1032111644744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737781524658203">
                <text:p>0.07377815246582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71465015411377">
                <text:p>0.0714650154113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640478134155273">
                <text:p>0.06404781341552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881528854370117">
                <text:p>0.08815288543701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597000122070313">
                <text:p>0.05970001220703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666279792785645">
                <text:p>0.06662797927856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27cm" svg:height="9.006cm" xlink:href=".." xlink:type="simple" chart:class="chart:scatter" chart:style-name="ch1">
        <chart:title svg:x="10.722cm" svg:y="0.316cm" chart:style-name="ch2">
          <text:p>Plot for mean 2</text:p>
        </chart:title>
        <chart:plot-area chart:style-name="ch3" table:cell-range-address="Sheet1.B52:Sheet1.C101" svg:x="1.503cm" svg:y="1.301cm" svg:width="22.632cm" svg:height="6.544cm">
          <chartooo:coordinate-region svg:x="2.415cm" svg:y="1.5cm" svg:width="21.533cm" svg:height="5.698cm"/>
          <chart:axis chart:dimension="x" chart:name="primary-x" chart:style-name="ch4">
            <chart:title svg:x="12.325cm" svg:y="8.025cm" chart:style-name="ch5">
              <text:p>Count</text:p>
            </chart:title>
          </chart:axis>
          <chart:axis chart:dimension="y" chart:name="primary-y" chart:style-name="ch4">
            <chart:title svg:x="0.451cm" svg:y="5.543cm" chart:style-name="ch6">
              <text:p>Service Time</text:p>
            </chart:title>
            <chart:grid chart:style-name="ch7" chart:class="major"/>
          </chart:axis>
          <chart:series chart:style-name="ch8" chart:values-cell-range-address="Sheet1.C52:Sheet1.C101" chart:class="chart:scatter">
            <chart:domain table:cell-range-address="Sheet1.B52:Sheet1.B10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2:Sheet1.B101</svg:desc>
                </draw:g>
              </table:table-cell>
              <table:table-cell office:value-type="float" office:value="0.0951259136199951">
                <text:p>0.0951259136199951</text:p>
                <draw:g>
                  <svg:desc>Sheet1.C52:Sheet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952291488647461">
                <text:p>0.0952291488647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14289999008179">
                <text:p>0.1142899990081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551788806915283">
                <text:p>0.0551788806915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565440654754639">
                <text:p>0.0565440654754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699830055236816">
                <text:p>0.0699830055236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837011337280273">
                <text:p>0.0837011337280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07023000717163">
                <text:p>0.107023000717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626230239868164">
                <text:p>0.0626230239868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58866024017334">
                <text:p>0.058866024017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773208141326904">
                <text:p>0.0773208141326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64831018447876">
                <text:p>0.064831018447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08494997024536">
                <text:p>0.108494997024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02995872497559">
                <text:p>0.1029958724975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743918418884277">
                <text:p>0.07439184188842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65446138381958">
                <text:p>0.0654461383819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716991424560547">
                <text:p>0.07169914245605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545909404754639">
                <text:p>0.05459094047546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603110790252686">
                <text:p>0.0603110790252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622239112854004">
                <text:p>0.06222391128540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616428852081299">
                <text:p>0.06164288520812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676701068878174">
                <text:p>0.0676701068878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657370090484619">
                <text:p>0.06573700904846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639450550079346">
                <text:p>0.06394505500793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941379070281982">
                <text:p>0.09413790702819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15172004699707">
                <text:p>0.151720046997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188271045684814">
                <text:p>0.1882710456848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579168796539307">
                <text:p>0.05791687965393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597319602966309">
                <text:p>0.05973196029663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619101524353027">
                <text:p>0.0619101524353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06076002120972">
                <text:p>0.1060760021209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22093915939331">
                <text:p>0.1220939159393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598149299621582">
                <text:p>0.05981492996215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602741241455078">
                <text:p>0.06027412414550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35729074478149">
                <text:p>0.1357290744781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26163005828857">
                <text:p>0.126163005828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593998432159424">
                <text:p>0.05939984321594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659251213073731">
                <text:p>0.06592512130737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03490829467773">
                <text:p>0.1034908294677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58318042755127">
                <text:p>0.1583180427551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193693161010742">
                <text:p>0.1936931610107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149049043655396">
                <text:p>0.1490490436553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644631385803223">
                <text:p>0.06446313858032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588140487670898">
                <text:p>0.05881404876708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620300769805908">
                <text:p>0.06203007698059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110713005065918">
                <text:p>0.1107130050659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144112825393677">
                <text:p>0.1441128253936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544669628143311">
                <text:p>0.05446696281433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570619106292725">
                <text:p>0.0570619106292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09422922134399">
                <text:p>0.1094229221343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27cm" svg:height="9.005cm" xlink:href=".." xlink:type="simple" chart:class="chart:scatter" chart:style-name="ch1">
        <chart:title svg:x="11.822cm" svg:y="0.316cm" chart:style-name="ch2">
          <text:p>Plot for mean 4</text:p>
        </chart:title>
        <chart:plot-area chart:style-name="ch3" table:cell-range-address="Sheet1.B102:Sheet1.C151" svg:x="1.547cm" svg:y="1.301cm" svg:width="24.744cm" svg:height="6.543cm">
          <chartooo:coordinate-region svg:x="2.459cm" svg:y="1.501cm" svg:width="23.645cm" svg:height="5.696cm"/>
          <chart:axis chart:dimension="x" chart:name="primary-x" chart:style-name="ch4">
            <chart:title svg:x="13.425cm" svg:y="8.024cm" chart:style-name="ch5">
              <text:p>Count</text:p>
            </chart:title>
          </chart:axis>
          <chart:axis chart:dimension="y" chart:name="primary-y" chart:style-name="ch4">
            <chart:title svg:x="0.451cm" svg:y="5.542cm" chart:style-name="ch6">
              <text:p>Service Time</text:p>
            </chart:title>
            <chart:grid chart:style-name="ch7" chart:class="major"/>
          </chart:axis>
          <chart:series chart:style-name="ch8" chart:values-cell-range-address="Sheet1.C102:Sheet1.C151" chart:class="chart:scatter">
            <chart:domain table:cell-range-address="Sheet1.B102:Sheet1.B15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02:Sheet1.B151</svg:desc>
                </draw:g>
              </table:table-cell>
              <table:table-cell office:value-type="float" office:value="0.0599641799926758">
                <text:p>0.0599641799926758</text:p>
                <draw:g>
                  <svg:desc>Sheet1.C102:Sheet1.C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93669319152832">
                <text:p>0.0693669319152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611388683319092">
                <text:p>0.0611388683319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965499877929688">
                <text:p>0.0965499877929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42545938491821">
                <text:p>0.142545938491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87818622589111">
                <text:p>0.0587818622589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596880912780762">
                <text:p>0.0596880912780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595710277557373">
                <text:p>0.0595710277557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09156847000122">
                <text:p>0.109156847000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02106952667236">
                <text:p>0.202106952667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931320190429688">
                <text:p>0.0931320190429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98864936828613">
                <text:p>0.1988649368286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90353012084961">
                <text:p>0.0903530120849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684859752655029">
                <text:p>0.06848597526550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60346031188965">
                <text:p>0.160346031188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2467098236084">
                <text:p>0.12467098236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608072280883789">
                <text:p>0.0608072280883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620040893554688">
                <text:p>0.06200408935546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642528533935547">
                <text:p>0.06425285339355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14885091781616">
                <text:p>0.114885091781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920939445495606">
                <text:p>0.09209394454956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29054069519043">
                <text:p>0.1290540695190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103893041610718">
                <text:p>0.103893041610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106829166412354">
                <text:p>0.1068291664123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159873962402344">
                <text:p>0.159873962402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181244134902954">
                <text:p>0.1812441349029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593531131744385">
                <text:p>0.05935311317443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173828125">
                <text:p>0.173828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04560852050781">
                <text:p>0.1045608520507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786678791046143">
                <text:p>0.0786678791046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780990123748779">
                <text:p>0.07809901237487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648159980773926">
                <text:p>0.06481599807739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798568725585938">
                <text:p>0.07985687255859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88247919082642">
                <text:p>0.1882479190826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82100200653076">
                <text:p>0.2821002006530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655739307403565">
                <text:p>0.06557393074035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603640079498291">
                <text:p>0.06036400794982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635449886322022">
                <text:p>0.06354498863220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22393131256104">
                <text:p>0.1223931312561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28829860687256">
                <text:p>0.228829860687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603451728820801">
                <text:p>0.06034517288208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650160312652588">
                <text:p>0.06501603126525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629198551177979">
                <text:p>0.06291985511779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921928882598877">
                <text:p>0.09219288825988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185876131057739">
                <text:p>0.1858761310577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80352783203125">
                <text:p>0.080352783203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624749660491943">
                <text:p>0.0624749660491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697908401489258">
                <text:p>0.06979084014892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721259117126465">
                <text:p>0.0721259117126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08911991119385">
                <text:p>0.1089119911193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99cm" svg:height="9.006cm" xlink:href=".." xlink:type="simple" chart:class="chart:scatter" chart:style-name="ch1">
        <chart:title svg:x="10.708cm" svg:y="0.316cm" chart:style-name="ch2">
          <text:p>Plot for mean 8</text:p>
        </chart:title>
        <chart:plot-area chart:style-name="ch3" table:cell-range-address="Sheet1.B152:Sheet1.C201" svg:x="1.502cm" svg:y="1.301cm" svg:width="22.606cm" svg:height="6.544cm">
          <chartooo:coordinate-region svg:x="2.414cm" svg:y="1.5cm" svg:width="21.507cm" svg:height="5.698cm"/>
          <chart:axis chart:dimension="x" chart:name="primary-x" chart:style-name="ch4">
            <chart:title svg:x="12.311cm" svg:y="8.025cm" chart:style-name="ch5">
              <text:p>Count</text:p>
            </chart:title>
          </chart:axis>
          <chart:axis chart:dimension="y" chart:name="primary-y" chart:style-name="ch4">
            <chart:title svg:x="0.451cm" svg:y="5.543cm" chart:style-name="ch6">
              <text:p>Service Time</text:p>
            </chart:title>
            <chart:grid chart:style-name="ch7" chart:class="major"/>
          </chart:axis>
          <chart:series chart:style-name="ch8" chart:values-cell-range-address="Sheet1.C152:Sheet1.C201" chart:class="chart:scatter">
            <chart:domain table:cell-range-address="Sheet1.B152:Sheet1.B20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52:Sheet1.B201</svg:desc>
                </draw:g>
              </table:table-cell>
              <table:table-cell office:value-type="float" office:value="0.111474990844727">
                <text:p>0.111474990844727</text:p>
                <draw:g>
                  <svg:desc>Sheet1.C152:Sheet1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988650321960449">
                <text:p>0.0988650321960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9150185585022">
                <text:p>0.19150185585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65151023864746">
                <text:p>0.265151023864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02609062194824">
                <text:p>0.202609062194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605430603027344">
                <text:p>0.0605430603027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24253034591675">
                <text:p>0.124253034591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49613857269287">
                <text:p>0.149613857269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93576097488403">
                <text:p>0.193576097488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71198987960815">
                <text:p>0.271198987960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39000082015991">
                <text:p>0.239000082015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90225028991699">
                <text:p>0.290225028991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96466112136841">
                <text:p>0.296466112136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202193975448608">
                <text:p>0.2021939754486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562939643859863">
                <text:p>0.0562939643859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940699577331543">
                <text:p>0.09406995773315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179749011993408">
                <text:p>0.179749011993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35655069351196">
                <text:p>0.235655069351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95115089416504">
                <text:p>0.1951150894165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26436853408813">
                <text:p>0.226436853408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61162042617798">
                <text:p>0.2611620426177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339103937149048">
                <text:p>0.3391039371490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312786102294922">
                <text:p>0.3127861022949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92054891586304">
                <text:p>0.292054891586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01913118362427">
                <text:p>0.2019131183624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287939071655273">
                <text:p>0.2879390716552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687949657440186">
                <text:p>0.06879496574401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158821821212769">
                <text:p>0.1588218212127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35914945602417">
                <text:p>0.2359149456024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51401090621948">
                <text:p>0.3514010906219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777890682220459">
                <text:p>0.0777890682220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985112190246582">
                <text:p>0.09851121902465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628759860992432">
                <text:p>0.06287598609924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3418984413147">
                <text:p>0.134189844131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24361991882324">
                <text:p>0.124361991882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70908927917481">
                <text:p>0.1709089279174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0417594909668">
                <text:p>0.204175949096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220709085464478">
                <text:p>0.2207090854644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626480579376221">
                <text:p>0.06264805793762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29855155944824">
                <text:p>0.1298551559448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177050113677979">
                <text:p>0.1770501136779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206472873687744">
                <text:p>0.2064728736877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659530162811279">
                <text:p>0.06595301628112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848369598388672">
                <text:p>0.08483695983886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167922973632813">
                <text:p>0.1679229736328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222627878189087">
                <text:p>0.2226278781890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109462976455688">
                <text:p>0.1094629764556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106585025787354">
                <text:p>0.106585025787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565760135650635">
                <text:p>0.05657601356506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1808705329895">
                <text:p>0.118087053298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16cm" svg:height="9.006cm" xlink:href=".." xlink:type="simple" chart:class="chart:scatter" chart:style-name="ch1">
        <chart:title svg:x="10.548cm" svg:y="0.316cm" chart:style-name="ch2">
          <text:p>Plot for mean 16</text:p>
        </chart:title>
        <chart:plot-area chart:style-name="ch3" table:cell-range-address="Sheet1.B202:Sheet1.C251" svg:x="1.501cm" svg:y="1.301cm" svg:width="22.525cm" svg:height="6.544cm">
          <chartooo:coordinate-region svg:x="2.228cm" svg:y="1.5cm" svg:width="21.612cm" svg:height="5.698cm"/>
          <chart:axis chart:dimension="x" chart:name="primary-x" chart:style-name="ch4">
            <chart:title svg:x="12.269cm" svg:y="8.025cm" chart:style-name="ch5">
              <text:p>Count</text:p>
            </chart:title>
          </chart:axis>
          <chart:axis chart:dimension="y" chart:name="primary-y" chart:style-name="ch4">
            <chart:title svg:x="0.451cm" svg:y="5.543cm" chart:style-name="ch6">
              <text:p>Service Time</text:p>
            </chart:title>
            <chart:grid chart:style-name="ch7" chart:class="major"/>
          </chart:axis>
          <chart:series chart:style-name="ch8" chart:values-cell-range-address="Sheet1.C202:Sheet1.C251" chart:class="chart:scatter">
            <chart:domain table:cell-range-address="Sheet1.B202:Sheet1.B25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02:Sheet1.B251</svg:desc>
                </draw:g>
              </table:table-cell>
              <table:table-cell office:value-type="float" office:value="0.060338020324707">
                <text:p>0.060338020324707</text:p>
                <draw:g>
                  <svg:desc>Sheet1.C202:Sheet1.C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29908084869385">
                <text:p>0.129908084869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56706094741821">
                <text:p>0.1567060947418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68540000915527">
                <text:p>0.168540000915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18147039413452">
                <text:p>0.2181470394134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69910097122192">
                <text:p>0.269910097122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96889066696167">
                <text:p>0.296889066696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75164937973022">
                <text:p>0.175164937973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1566891670227">
                <text:p>0.215668916702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59474182128906">
                <text:p>0.359474182128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40972185134888">
                <text:p>0.340972185134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57032918930054">
                <text:p>0.457032918930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36736011505127">
                <text:p>0.5367360115051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56591033935547">
                <text:p>0.5565910339355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2384819984436">
                <text:p>0.62384819984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93201875686646">
                <text:p>0.5932018756866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95630788803101">
                <text:p>0.695630788803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77662038803101">
                <text:p>0.777662038803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06048154830933">
                <text:p>0.8060481548309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67608976364136">
                <text:p>0.667608976364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30694055557251">
                <text:p>0.7306940555572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44831085205078">
                <text:p>0.744831085205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70040035247803">
                <text:p>0.7700400352478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08140993118286">
                <text:p>0.808140993118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2722806930542">
                <text:p>0.827228069305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05246019363403">
                <text:p>0.9052460193634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03101921081543">
                <text:p>0.9031019210815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65917825698852">
                <text:p>0.9659178256988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85598087310791">
                <text:p>0.9855980873107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57513093948364">
                <text:p>0.957513093948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04016184806824">
                <text:p>1.040161848068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10424089431763">
                <text:p>1.104240894317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22466802597046">
                <text:p>1.224668025970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27432703971863">
                <text:p>1.274327039718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24140000343323">
                <text:p>1.241400003433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3291118144989">
                <text:p>1.32911181449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38840222358704">
                <text:p>1.388402223587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45248413085938">
                <text:p>1.452484130859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1339707374573">
                <text:p>1.413397073745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55850100517273">
                <text:p>1.558501005172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61815285682678">
                <text:p>1.618152856826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74414491653442">
                <text:p>1.744144916534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85671305656433">
                <text:p>1.856713056564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86970710754395">
                <text:p>1.86970710754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86746311187744">
                <text:p>1.867463111877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90936994552612">
                <text:p>1.909369945526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02327513694763">
                <text:p>2.023275136947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.15827202796936">
                <text:p>2.158272027969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.2260479927063">
                <text:p>2.22604799270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31775999069214">
                <text:p>2.317759990692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27cm" svg:height="9.006cm" xlink:href=".." xlink:type="simple" chart:class="chart:scatter" chart:style-name="ch1">
        <chart:title svg:x="10.603cm" svg:y="0.316cm" chart:style-name="ch2">
          <text:p>Plot for mean 32</text:p>
        </chart:title>
        <chart:plot-area chart:style-name="ch3" table:cell-range-address="Sheet1.B252:Sheet1.C301" svg:x="1.503cm" svg:y="1.301cm" svg:width="22.632cm" svg:height="6.544cm">
          <chartooo:coordinate-region svg:x="2.23cm" svg:y="1.5cm" svg:width="21.718cm" svg:height="5.698cm"/>
          <chart:axis chart:dimension="x" chart:name="primary-x" chart:style-name="ch4">
            <chart:title svg:x="12.325cm" svg:y="8.025cm" chart:style-name="ch5">
              <text:p>Count</text:p>
            </chart:title>
          </chart:axis>
          <chart:axis chart:dimension="y" chart:name="primary-y" chart:style-name="ch4">
            <chart:title svg:x="0.451cm" svg:y="5.543cm" chart:style-name="ch6">
              <text:p>Service Time</text:p>
            </chart:title>
            <chart:grid chart:style-name="ch7" chart:class="major"/>
          </chart:axis>
          <chart:series chart:style-name="ch8" chart:values-cell-range-address="Sheet1.C252:Sheet1.C301" chart:class="chart:scatter">
            <chart:domain table:cell-range-address="Sheet1.B252:Sheet1.B30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52:Sheet1.B301</svg:desc>
                </draw:g>
              </table:table-cell>
              <table:table-cell office:value-type="float" office:value="0.0781269073486328">
                <text:p>0.0781269073486328</text:p>
                <draw:g>
                  <svg:desc>Sheet1.C252:Sheet1.C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52897119522095">
                <text:p>0.1528971195220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06677913665771">
                <text:p>0.206677913665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42183923721313">
                <text:p>0.242183923721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91244173049927">
                <text:p>0.391244173049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22275924682617">
                <text:p>0.522275924682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37724876403809">
                <text:p>0.637724876403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96357011795044">
                <text:p>0.696357011795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73417949676514">
                <text:p>0.773417949676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96548843383789">
                <text:p>0.796548843383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60433197021484">
                <text:p>0.760433197021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65728855133056">
                <text:p>0.865728855133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00831890106201">
                <text:p>1.00831890106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149827003479">
                <text:p>1.1498270034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26899480819702">
                <text:p>1.268994808197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34578490257263">
                <text:p>1.345784902572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37559604644775">
                <text:p>1.37559604644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9857316017151">
                <text:p>1.398573160171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50325512886047">
                <text:p>1.50325512886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58208298683167">
                <text:p>1.58208298683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66896510124207">
                <text:p>1.66896510124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73159217834473">
                <text:p>1.731592178344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84378480911255">
                <text:p>1.84378480911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88375616073608">
                <text:p>1.88375616073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94809103012085">
                <text:p>1.948091030120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98583602905273">
                <text:p>1.985836029052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04098296165466">
                <text:p>2.040982961654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.09888005256653">
                <text:p>2.098880052566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08177399635315">
                <text:p>2.081773996353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10819602012634">
                <text:p>2.108196020126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.14818501472473">
                <text:p>2.1481850147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23203301429749">
                <text:p>2.232033014297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32719707489014">
                <text:p>2.327197074890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43748307228088">
                <text:p>2.437483072280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54339098930359">
                <text:p>2.543390989303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.62759900093079">
                <text:p>2.62759900093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77301001548767">
                <text:p>2.773010015487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.89011287689209">
                <text:p>2.890112876892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.92478919029236">
                <text:p>2.924789190292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.93332004547119">
                <text:p>2.93332004547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.95234894752502">
                <text:p>2.952348947525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.03731298446655">
                <text:p>3.037312984466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.08898520469666">
                <text:p>3.088985204696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.17518615722656">
                <text:p>3.175186157226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.24464321136475">
                <text:p>3.244643211364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.37612295150757">
                <text:p>3.37612295150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.44777512550354">
                <text:p>3.44777512550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.54718613624573">
                <text:p>3.547186136245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.56551003456116">
                <text:p>3.565510034561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63375401496887">
                <text:p>3.633754014968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434cm" svg:height="9.005cm" xlink:href=".." xlink:type="simple" chart:class="chart:scatter" chart:style-name="ch1">
        <chart:title svg:x="10.507cm" svg:y="0.316cm" chart:style-name="ch2">
          <text:p>Plot for mean 64</text:p>
        </chart:title>
        <chart:plot-area chart:style-name="ch3" table:cell-range-address="Sheet1.B302:Sheet1.C351" svg:x="1.499cm" svg:y="1.301cm" svg:width="22.447cm" svg:height="6.543cm">
          <chartooo:coordinate-region svg:x="2.226cm" svg:y="1.501cm" svg:width="21.533cm" svg:height="5.696cm"/>
          <chart:axis chart:dimension="x" chart:name="primary-x" chart:style-name="ch4">
            <chart:title svg:x="12.228cm" svg:y="8.024cm" chart:style-name="ch5">
              <text:p>Count</text:p>
            </chart:title>
          </chart:axis>
          <chart:axis chart:dimension="y" chart:name="primary-y" chart:style-name="ch4">
            <chart:title svg:x="0.451cm" svg:y="5.542cm" chart:style-name="ch6">
              <text:p>Service Time</text:p>
            </chart:title>
            <chart:grid chart:style-name="ch7" chart:class="major"/>
          </chart:axis>
          <chart:series chart:style-name="ch8" chart:values-cell-range-address="Sheet1.C302:Sheet1.C351" chart:class="chart:scatter">
            <chart:domain table:cell-range-address="Sheet1.B302:Sheet1.B35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02:Sheet1.B351</svg:desc>
                </draw:g>
              </table:table-cell>
              <table:table-cell office:value-type="float" office:value="0.0940840244293213">
                <text:p>0.0940840244293213</text:p>
                <draw:g>
                  <svg:desc>Sheet1.C302:Sheet1.C3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78292036056519">
                <text:p>0.178292036056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69803047180176">
                <text:p>0.269803047180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70259046554565">
                <text:p>0.370259046554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7166919708252">
                <text:p>0.47166919708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56778907775879">
                <text:p>0.556778907775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77811145782471">
                <text:p>0.677811145782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39971876144409">
                <text:p>0.7399718761444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70395040512085">
                <text:p>0.7703950405120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16046953201294">
                <text:p>0.8160469532012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90223026275635">
                <text:p>0.8902230262756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88317012786865">
                <text:p>0.988317012786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10445404052734">
                <text:p>1.104454040527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22792601585388">
                <text:p>1.22792601585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31311202049255">
                <text:p>1.31311202049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37819504737854">
                <text:p>1.37819504737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45553803443909">
                <text:p>1.45553803443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50820088386536">
                <text:p>1.508200883865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58428287506104">
                <text:p>1.58428287506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65982604026794">
                <text:p>1.659826040267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76099610328674">
                <text:p>1.760996103286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83069682121277">
                <text:p>1.830696821212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93577098846436">
                <text:p>1.93577098846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05738091468811">
                <text:p>2.057380914688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.19103908538818">
                <text:p>2.19103908538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27569794654846">
                <text:p>2.27569794654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35424113273621">
                <text:p>2.354241132736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.42526793479919">
                <text:p>2.425267934799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47903180122375">
                <text:p>2.47903180122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55074000358582">
                <text:p>2.550740003585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.63489294052124">
                <text:p>2.634892940521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71924805641174">
                <text:p>2.719248056411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87489414215088">
                <text:p>2.874894142150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93543696403503">
                <text:p>2.935436964035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.12834119796753">
                <text:p>3.128341197967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.20963907241821">
                <text:p>3.209639072418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.26191091537476">
                <text:p>3.261910915374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.33928108215332">
                <text:p>3.339281082153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.40392684936523">
                <text:p>3.403926849365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.49761009216309">
                <text:p>3.497610092163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.55651807785034">
                <text:p>3.556518077850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.67711782455444">
                <text:p>3.677117824554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.83016896247864">
                <text:p>3.83016896247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.91715407371521">
                <text:p>3.917154073715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.98775410652161">
                <text:p>3.987754106521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.06406378746033">
                <text:p>4.064063787460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.12520599365234">
                <text:p>4.125205993652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.1853940486908">
                <text:p>4.18539404869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.27257800102234">
                <text:p>4.27257800102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32599782943726">
                <text:p>4.325997829437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